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 table:formula="of:=([.E2]*1000000)/(([.B2]+1)*([.C2]+1)*([.D2]+1))" office:value-type="float" office:value="0.5" calcext:value-type="float">
            <text:p>0,5</text:p>
          </table:table-cell>
          <table:table-cell office:value-type="float" office:value="11999" calcext:value-type="float">
            <text:p>119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E3]*1000000)/(([.B3]+1)*([.C3]+1)*([.D3]+1))" office:value-type="float" office:value="2000" calcext:value-type="float">
            <text:p>2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E4]*1000000)/(([.B4]+1)*([.C4]+1)*([.D4]+1))" office:value-type="float" office:value="0.5" calcext:value-type="float">
            <text:p>0,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[.E5]*1000000)/(([.B5]+1)*([.C5]+1)*([.D5]+1))" office:value-type="float" office:value="1" calcext:value-type="float">
            <text:p>1</text:p>
          </table:table-cell>
          <table:table-cell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E6]*1000000)/(([.B6]+1)*([.C6]+1)*([.D6]+1))"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E7]*1000000)/(([.B7]+1)*([.C7]+1)*([.D7]+1))" office:value-type="float" office:value="10000" calcext:value-type="float">
            <text:p>100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.00.0000</text:date>, <text:time style:data-style-name="N2" text:time-value="23:12:54.901428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53:50.258408080</meta:creation-date>
    <dc:date>2019-09-24T00:36:18.790189296</dc:date>
    <meta:editing-duration>PT20H44M35S</meta:editing-duration>
    <meta:editing-cycles>13</meta:editing-cycles>
    <meta:generator>LibreOffice/6.2.6.2$Linux_X86_64 LibreOffice_project/20$Build-2</meta:generator>
    <meta:document-statistic meta:table-count="1" meta:cell-count="35" meta:object-count="0"/>
  </office:meta>
</office:document-meta>
</file>